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ca" fo:country="ES"/>
    </style:style>
    <style:style style:name="P2" style:family="paragraph" style:parent-style-name="Standard">
      <style:text-properties fo:language="ca" fo:country="ES"/>
    </style:style>
    <style:style style:name="P3" style:family="paragraph" style:parent-style-name="Standard" style:list-style-name="L1">
      <style:text-properties fo:language="ca" fo:country="ES"/>
    </style:style>
    <style:style style:name="P4" style:family="paragraph" style:parent-style-name="Standard" style:list-style-name="L2">
      <style:text-properties fo:language="ca" fo:country="ES"/>
    </style:style>
    <style:style style:name="P5" style:family="paragraph" style:parent-style-name="Standard" style:list-style-name="L3">
      <style:text-properties fo:language="ca" fo:country="ES"/>
    </style:style>
    <style:style style:name="P6" style:family="paragraph" style:parent-style-name="Standard" style:list-style-name="L4">
      <style:text-properties fo:language="ca" fo:country="ES"/>
    </style:style>
    <style:style style:name="P7" style:family="paragraph" style:parent-style-name="Standard" style:list-style-name="L5">
      <style:text-properties fo:language="ca" fo:country="ES"/>
    </style:style>
    <style:style style:name="P8" style:family="paragraph" style:parent-style-name="Standard" style:list-style-name="L6">
      <style:text-properties fo:language="ca" fo:country="ES"/>
    </style:style>
    <style:style style:name="P9" style:family="paragraph" style:parent-style-name="Standard" style:list-style-name="L7">
      <style:text-properties fo:language="ca" fo:country="ES"/>
    </style:style>
    <style:style style:name="P10" style:family="paragraph" style:parent-style-name="Standard">
      <style:text-properties fo:language="ca" fo:country="ES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officeooo:rsid="001f8412"/>
    </style:style>
    <style:style style:name="T2" style:family="text">
      <style:text-properties officeooo:rsid="002211d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/text:p>
      <text:p text:style-name="P10">Presa de <text:span text:style-name="T2">r</text:span>equeriments:</text:p>
      <text:p text:style-name="P1"/>
      <text:p text:style-name="P1">RQ001. Cada usuari pot accedir mitjançant usuari i contrasenya.</text:p>
      <text:p text:style-name="P1">RQ002. Un cop autenticat poden editar i accedir als seus personatges i equips.</text:p>
      <text:p text:style-name="P1">RQ003. Hi ha un usuari Admin que es el que crea/modifica/elmina els usuaris.</text:p>
      <text:p text:style-name="P1">RQ004. Personatges ha de guardar el nom , <text:s/>atac , defensa (modificables amb armes) , la raça, medi <text:tab/>natural, habilitat espacial, una imatge i el ready.</text:p>
      <text:list xml:id="list378090716970619954" text:style-name="L1">
        <text:list-item>
          <text:p text:style-name="P3">L'Atac entre 0 i 10.</text:p>
        </text:list-item>
        <text:list-item>
          <text:p text:style-name="P3">Defensa entre 1 i 10.</text:p>
        </text:list-item>
        <text:list-item>
          <text:p text:style-name="P3">Si no te Hab.Especial, (atac+defensa)&lt;11.</text:p>
        </text:list-item>
        <text:list-item>
          <text:p text:style-name="P3">I si te Hab.Especial <text:s text:c="2"/>atac+defensa)&lt;9.</text:p>
        </text:list-item>
      </text:list>
      <text:p text:style-name="P1">RQ005, En els duels es comparen l'atac d'un personatge i la defensa de l'altre (i viceversa). Al final <text:tab/>del duel:</text:p>
      <text:list xml:id="list613638105551664400" text:style-name="L2">
        <text:list-item>
          <text:p text:style-name="P4">Pot morir un personatge.</text:p>
        </text:list-item>
        <text:list-item>
          <text:p text:style-name="P4">Poden morir els dos.</text:p>
        </text:list-item>
        <text:list-item>
          <text:p text:style-name="P4"><text:span text:style-name="T1">P</text:span>oden sobreviure <text:span text:style-name="T1">els dos</text:span>.</text:p>
        </text:list-item>
      </text:list>
      <text:p text:style-name="P1">RQ006, El combat es un terreny que es el medi de un del dos personatges.</text:p>
      <text:list xml:id="list1822684387352012450" text:style-name="L3">
        <text:list-item>
          <text:p text:style-name="P5">Un personatge es beneficia quan el terreny es del mateix medi quel seu.</text:p>
        </text:list-item>
        <text:list-item>
          <text:p text:style-name="P5">Si el dos son del mateix medi , les condicions son iguals.</text:p>
        </text:list-item>
      </text:list>
      <text:p text:style-name="P1">RQ007, EL personatges tene Hab.Especials.</text:p>
      <text:list xml:id="list404736741561954531" text:style-name="L4">
        <text:list-item>
          <text:p text:style-name="P6">Atac d'en Kaito increment aleatori d'un 3 punts d'atac al començament del combat i fins al final.</text:p>
        </text:list-item>
        <text:list-item>
          <text:p text:style-name="P6">Velocitat Extrema: el personatge ataca el primer, si guanya, no rebrà l'atac de l'altre.</text:p>
        </text:list-item>
      </text:list>
      <text:p text:style-name="P1">RQ008, Si s'ens acudeixen mes funcionalitats son benvingudes.</text:p>
      <text:p text:style-name="P1">RQ009,Combats de grup.</text:p>
      <text:list xml:id="list6421274122381195546" text:style-name="L5">
        <text:list-item>
          <text:p text:style-name="P7">Si en algun moment un equip te una diferencia de dos o mes personatges que el altre guanya el combat.</text:p>
        </text:list-item>
        <text:list-item>
          <text:p text:style-name="P7">Nomes es poden enrantar el equips que tingin el mateix numero de membres.</text:p>
        </text:list-item>
        <text:list-item>
          <text:p text:style-name="P7">El potencial de un equip es mesura a partir del Atc , def i les armes.</text:p>
        </text:list-item>
      </text:list>
      <text:p text:style-name="P1">RQ010. Equips de combat : Nom de l'equip, potencial, membres i medi</text:p>
      <text:list xml:id="list8793180951084385423" text:style-name="L6">
        <text:list-item>
          <text:p text:style-name="P8">Un personatge nomes pot estar en un equip de combat.</text:p>
        </text:list-item>
        <text:list-item>
          <text:p text:style-name="P8">Un personatge pot no estar en cap equip de combat.</text:p>
        </text:list-item>
      </text:list>
      <text:p text:style-name="P1">RQ011. Es guarda un ranking de les victories de cada personatges del combat, que apareixera al final de cada combat ( s'ha de poder consultar el ranking de tots els persontges).</text:p>
      <text:p text:style-name="P1"/>
      <text:p text:style-name="P1">RQ012. Funcionalitats de la interfície.</text:p>
      <text:list xml:id="list8169789062605068062" text:style-name="L7">
        <text:list-item>
          <text:p text:style-name="P9">Usuaris: Alta / Modificació / Eliminació / Llistat / Cerca (només administrador).</text:p>
        </text:list-item>
        <text:list-item>
          <text:p text:style-name="P9">Personatges: Alta / Modificació / Eliminació / Llistat / Cerca per nom, raça, filtrat per potència d'atac i/o defensa, medi natural, i habilitat especial.</text:p>
        </text:list-item>
        <text:list-item>
          <text:p text:style-name="P9">Equip: Alta / Modificació / Llistat / Cerca per codi de sistema de seguretat. Assignar-li els personatges / criatures que el conformen.</text:p>
        </text:list-item>
        <text:list-item>
          <text:p text:style-name="P9">Historial: Llistat / Cerca de l'historial de combats entre personatges.</text:p>
        </text:list-item>
        <text:list-item>
          <text:p text:style-name="P9"><text:s/>Dur un personatge a combatre(l'aplicacio asigna un oponent.)</text:p>
        </text:list-item>
        <text:list-item>
          <text:p text:style-name="P9"><text:s/>Dur un equip de combat a combatre. <text:s/>(l'aplicacio asigna un oponent.)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gar </meta:initial-creator>
    <meta:creation-date>2016-04-07T19:15:43.92</meta:creation-date>
    <dc:date>2016-04-08T20:37:44.394844734</dc:date>
    <meta:editing-duration>PT31M14S</meta:editing-duration>
    <meta:editing-cycles>5</meta:editing-cycles>
    <meta:generator>LibreOffice/5.0.5.2$Linux_X86_64 LibreOffice_project/00m0$Build-2</meta:generator>
    <meta:document-statistic meta:table-count="0" meta:image-count="0" meta:object-count="0" meta:page-count="1" meta:paragraph-count="36" meta:word-count="429" meta:character-count="2427" meta:non-whitespace-character-count="2046"/>
  </office:meta>
</office:document-meta>
</file>